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075d3"/>
    </style:style>
    <style:style style:name="T1" style:family="text">
      <style:text-properties officeooo:rsid="000075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ell, based in Los Angeles, makes and distributes electronic articles, computer and building produc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1T17:15:41.66</meta:creation-date>
    <dc:date>2013-05-21T17:16:02.84</dc:date>
    <meta:editing-duration>P0D</meta:editing-duration>
    <meta:editing-cycles>1</meta:editing-cycles>
    <meta:document-statistic meta:table-count="0" meta:image-count="0" meta:object-count="0" meta:page-count="1" meta:paragraph-count="1" meta:word-count="14" meta:character-count="102" meta:non-whitespace-character-count="89"/>
    <meta:generator>LibreOffice/4.0.3.3$Windows_x86 LibreOffice_project/0eaa50a932c8f2199a615e1eb30f7ac74279539</meta:generator>
  </office:meta>
</office:document-meta>
</file>